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font-size="13pt" fo:font-weight="bold" officeooo:rsid="0012382e" officeooo:paragraph-rsid="001710fb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3pt" fo:font-weight="bold" officeooo:rsid="0012382e" officeooo:paragraph-rsid="001710fb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fo:font-size="13pt" fo:font-weight="bold" officeooo:rsid="00128757" officeooo:paragraph-rsid="001710fb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5pt" fo:font-weight="bold" officeooo:rsid="001710fb" officeooo:paragraph-rsid="001710fb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5pt" style:text-underline-style="solid" style:text-underline-width="auto" style:text-underline-color="font-color" fo:font-weight="normal" officeooo:rsid="0012382e" officeooo:paragraph-rsid="001710fb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font-size="13pt" style:text-underline-style="none" fo:font-weight="normal" officeooo:rsid="0012382e" officeooo:paragraph-rsid="001710fb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font-size="13pt" style:text-underline-style="none" fo:font-weight="normal" officeooo:rsid="0012382e" officeooo:paragraph-rsid="00190ddd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font-size="13pt" style:text-underline-style="none" fo:font-weight="normal" officeooo:rsid="00190ddd" officeooo:paragraph-rsid="00190ddd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font-size="13pt" fo:font-weight="bold" officeooo:rsid="0012382e" officeooo:paragraph-rsid="00190dd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3pt" fo:font-weight="bold" officeooo:rsid="0012382e" officeooo:paragraph-rsid="00190dd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font-size="13pt" fo:font-weight="bold" officeooo:rsid="00128757" officeooo:paragraph-rsid="00190dd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size="15pt" style:text-underline-style="solid" style:text-underline-width="auto" style:text-underline-color="font-color" fo:font-weight="normal" officeooo:rsid="0012382e" officeooo:paragraph-rsid="00190ddd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font-size="15pt" style:text-underline-style="solid" style:text-underline-width="auto" style:text-underline-color="font-color" fo:font-weight="normal" officeooo:rsid="00190ddd" officeooo:paragraph-rsid="00190ddd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size="15pt" fo:font-weight="bold" officeooo:rsid="00190ddd" officeooo:paragraph-rsid="00190ddd" style:font-size-asian="13.1000003814697pt" style:font-weight-asian="bold" style:font-size-complex="15pt" style:font-weight-complex="bold"/>
    </style:style>
    <style:style style:name="T1" style:family="text">
      <style:text-properties officeooo:rsid="001710fb"/>
    </style:style>
    <style:style style:name="T2" style:family="text">
      <style:text-properties officeooo:rsid="0019aa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NOON MUHAMMED M</text:p>
      <text:p text:style-name="P1">S6AIML</text:p>
      <text:p text:style-name="P1">ROLL NO: 25</text:p>
      <text:p text:style-name="P3"><text:span text:style-name="T1">12</text:span>-0<text:span text:style-name="T1">2</text:span>-2025</text:p>
      <text:p text:style-name="P1"/>
      <text:p text:style-name="P2">EXPERIMENT NO:<text:span text:style-name="T1">5</text:span></text:p>
      <text:p text:style-name="P4">BAG OF WORDS</text:p>
      <text:p text:style-name="P5">PROGRAM</text:p>
      <text:p text:style-name="P6">from sklearn.feature_extraction.text import CountVectorizer</text:p>
      <text:p text:style-name="P6">from nltk.tokenize import sent_tokenize</text:p>
      <text:p text:style-name="P6"/>
      <text:p text:style-name="P6">corpus = "Python is amazing and fun. Python is not just fun but also powerful. Learning Python is fun!"</text:p>
      <text:p text:style-name="P6">corpus = sent_tokenize(corpus)</text:p>
      <text:p text:style-name="P6">print("sentences:")</text:p>
      <text:p text:style-name="P6">for sent in corpus:</text:p>
      <text:p text:style-name="P6"><text:s text:c="4"/>print(sent)</text:p>
      <text:p text:style-name="P6"/>
      <text:p text:style-name="P6">vectorizer = CountVectorizer()</text:p>
      <text:p text:style-name="P6"/>
      <text:p text:style-name="P6">X = vectorizer.fit_transform(corpus)</text:p>
      <text:p text:style-name="P6"/>
      <text:p text:style-name="P6">print("Vocabulary:", vectorizer.get_feature_names_out())</text:p>
      <text:p text:style-name="P6"/>
      <text:p text:style-name="P6">for idx, sentence in enumerate(corpus):</text:p>
      <text:p text:style-name="P6"><text:s text:c="4"/>sentence_vector = X[idx].toarray()</text:p>
      <text:p text:style-name="P6"><text:s text:c="4"/>print(f"Bag of Words for sentence {idx+1}: {sentence_vector}")</text:p>
      <text:p text:style-name="P13"/>
      <text:p text:style-name="P13"/>
      <text:p text:style-name="P13">OUTPUT</text:p>
      <text:p text:style-name="P8">sentences:</text:p>
      <text:p text:style-name="P8">Python is amazing and fun.</text:p>
      <text:p text:style-name="P8">Python is not just fun but also powerful.</text:p>
      <text:p text:style-name="P8">Learning Python is fun!</text:p>
      <text:p text:style-name="P8">Vocabulary: ['also' 'amazing' 'and' 'but' 'fun' 'is' 'just' 'learning' 'not'</text:p>
      <text:p text:style-name="P8"><text:s/>'powerful' 'python']</text:p>
      <text:p text:style-name="P8">Bag of Words for sentence 1: [[0 1 1 0 1 1 0 0 0 0 1]]</text:p>
      <text:p text:style-name="P8">Bag of Words for sentence 2: [[1 0 0 1 1 1 1 0 1 1 1]]</text:p>
      <text:p text:style-name="P8">Bag of Words for sentence 3: [[0 0 0 0 1 1 0 1 0 0 1]]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HANOON MUHAMMED M</text:p>
      <text:p text:style-name="P9">S6AIML</text:p>
      <text:p text:style-name="P9">ROLL NO: 25</text:p>
      <text:p text:style-name="P11"><text:span text:style-name="T1">12</text:span>-0<text:span text:style-name="T1">2</text:span>-2025</text:p>
      <text:p text:style-name="P9"/>
      <text:p text:style-name="P10">EXPERIMENT NO:<text:span text:style-name="T2">6</text:span></text:p>
      <text:p text:style-name="P14">MOST SIMILAR SENTENCE</text:p>
      <text:p text:style-name="P12">PROGRAM</text:p>
      <text:p text:style-name="P7">import nltk</text:p>
      <text:p text:style-name="P7">from nltk.corpus import stopwords</text:p>
      <text:p text:style-name="P7">from nltk.tokenize import word_tokenize</text:p>
      <text:p text:style-name="P7">from nltk.stem import WordNetLemmatizer</text:p>
      <text:p text:style-name="P7">from sklearn.feature_extraction.text import TfidfVectorizer</text:p>
      <text:p text:style-name="P7">import numpy as np</text:p>
      <text:p text:style-name="P7"/>
      <text:p text:style-name="P7">sentences = []</text:p>
      <text:p text:style-name="P7">with open('data5.txt', 'r') as file:</text:p>
      <text:p text:style-name="P7"><text:tab/>sentence = file.readlines()</text:p>
      <text:p text:style-name="P7"><text:tab/>sentences.extend(s.strip() for s in sentence)<text:tab/></text:p>
      <text:p text:style-name="P7">def preprocess(s):<text:tab/></text:p>
      <text:p text:style-name="P7"><text:tab/>tokens = word_tokenize(s.lower())</text:p>
      <text:p text:style-name="P7"><text:tab/>stop_words = set(stopwords.words('english'))</text:p>
      <text:p text:style-name="P7"/>
      <text:p text:style-name="P7"><text:tab/>tokens = [token for token in tokens if token not in stop_words]</text:p>
      <text:p text:style-name="P7"/>
      <text:p text:style-name="P7"><text:tab/>lemmatizer = WordNetLemmatizer()</text:p>
      <text:p text:style-name="P7"><text:tab/>tokens = [lemmatizer.lemmatize(token) for token in tokens]</text:p>
      <text:p text:style-name="P7"/>
      <text:p text:style-name="P7"><text:tab/>print(tokens)</text:p>
      <text:p text:style-name="P7"/>
      <text:p text:style-name="P7"><text:tab/>return ' '.join(tokens)</text:p>
      <text:p text:style-name="P7">def find(u_input, sentences):</text:p>
      <text:p text:style-name="P7"><text:s text:c="4"/>pre_user_input = preprocess(u_input.strip())</text:p>
      <text:p text:style-name="P7"><text:s text:c="4"/>pre_sentences = [preprocess(s.strip()) for s in sentences]</text:p>
      <text:p text:style-name="P7"><text:s text:c="4"/></text:p>
      <text:p text:style-name="P7"><text:s text:c="4"/>vectorizer = TfidfVectorizer()</text:p>
      <text:p text:style-name="P7"><text:s text:c="4"/>tfidf_matrix = vectorizer.fit_transform([pre_user_input] + pre_sentences)</text:p>
      <text:p text:style-name="P7"><text:s text:c="4"/></text:p>
      <text:p text:style-name="P7"><text:s text:c="4"/>cosine_similarities = (tfidf_matrix * tfidf_matrix.T).toarray()[0][1:]</text:p>
      <text:p text:style-name="P7"><text:s text:c="4"/>similar_index = cosine_similarities.argmax()</text:p>
      <text:p text:style-name="P7"><text:s text:c="4"/>return sentences[similar_index]</text:p>
      <text:p text:style-name="P7"/>
      <text:p text:style-name="P7"/>
      <text:p text:style-name="P7">u_input = input('Enter input')</text:p>
      <text:p text:style-name="P7"/>
      <text:p text:style-name="P7">print(find(u_input,sentences))</text:p>
      <text:p text:style-name="P13"><text:soft-page-break/>OUTPUT</text:p>
      <text:p text:style-name="P8">Enter input: hello i am a women</text:p>
      <text:p text:style-name="P8">['hello', 'woman']</text:p>
      <text:p text:style-name="P8">['comedy', 'movie', '.']</text:p>
      <text:p text:style-name="P8"/>
      <text:p text:style-name="P8">['horror', 'movie', '.']</text:p>
      <text:p text:style-name="P8"/>
      <text:p text:style-name="P8">['hello', 'girl', '.']</text:p>
      <text:p text:style-name="P8"/>
      <text:p text:style-name="P8">['hello', 'boy', '.']</text:p>
      <text:p text:style-name="P8"/>
      <text:p text:style-name="P8">Most Similar Sentence: <text:s/>hello I am a gir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1:55:22.840674713</meta:creation-date>
    <dc:date>2025-02-19T11:16:03.760649706</dc:date>
    <meta:editing-duration>PT12M4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3" meta:paragraph-count="75" meta:word-count="307" meta:character-count="2358" meta:non-whitespace-character-count="2063"/>
  </office:meta>
</office:document-meta>
</file>